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HB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ansfer Efficiency</text:p>
          </table:table-cell>
          <table:table-cell/>
          <table:table-cell office:value-type="string" calcext:value-type="string">
            <text:p>Injection Height</text:p>
          </table:table-cell>
          <table:table-cell/>
          <table:table-cell office:value-type="string" calcext:value-type="string">
            <text:p>Separation M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Hinj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Msep</text:p>
          </table:table-cell>
          <table:table-cell/>
        </table:table-row>
        <table:table-row table:style-name="ro1">
          <table:table-cell office:value-type="float" office:value="209.106465362728" calcext:value-type="float">
            <text:p>209.106465362728</text:p>
          </table:table-cell>
          <table:table-cell office:value-type="float" office:value="37754.4973598642" calcext:value-type="float">
            <text:p>37754.4973598642</text:p>
          </table:table-cell>
          <table:table-cell office:value-type="float" office:value="257.931835492972" calcext:value-type="float">
            <text:p>257.931835492972</text:p>
          </table:table-cell>
          <table:table-cell office:value-type="float" office:value="11678.9279114006" calcext:value-type="float">
            <text:p>11678.9279114006</text:p>
          </table:table-cell>
          <table:table-cell office:value-type="float" office:value="239.67794158683" calcext:value-type="float">
            <text:p>239.67794158683</text:p>
          </table:table-cell>
          <table:table-cell office:value-type="float" office:value="28792.7943713608" calcext:value-type="float">
            <text:p>28792.7943713608</text:p>
          </table:table-cell>
          <table:table-cell office:value-type="float" office:value="11678.9279114006" calcext:value-type="float">
            <text:p>11678.9279114006</text:p>
          </table:table-cell>
        </table:table-row>
        <table:table-row table:style-name="ro1">
          <table:table-cell office:value-type="float" office:value="225.762663538757" calcext:value-type="float">
            <text:p>225.762663538757</text:p>
          </table:table-cell>
          <table:table-cell office:value-type="float" office:value="42837.8908721059" calcext:value-type="float">
            <text:p>42837.8908721059</text:p>
          </table:table-cell>
          <table:table-cell office:value-type="float" office:value="320.54720459706" calcext:value-type="float">
            <text:p>320.54720459706</text:p>
          </table:table-cell>
          <table:table-cell office:value-type="float" office:value="15147.0908407116" calcext:value-type="float">
            <text:p>15147.0908407116</text:p>
          </table:table-cell>
          <table:table-cell office:value-type="float" office:value="309.510104065356" calcext:value-type="float">
            <text:p>309.510104065356</text:p>
          </table:table-cell>
          <table:table-cell office:value-type="float" office:value="27047.0102397019" calcext:value-type="float">
            <text:p>27047.0102397019</text:p>
          </table:table-cell>
          <table:table-cell office:value-type="float" office:value="15147.0908407116" calcext:value-type="float">
            <text:p>15147.0908407116</text:p>
          </table:table-cell>
        </table:table-row>
        <table:table-row table:style-name="ro1">
          <table:table-cell office:value-type="float" office:value="239.202332053059" calcext:value-type="float">
            <text:p>239.202332053059</text:p>
          </table:table-cell>
          <table:table-cell office:value-type="float" office:value="47705.1501996665" calcext:value-type="float">
            <text:p>47705.1501996665</text:p>
          </table:table-cell>
          <table:table-cell office:value-type="float" office:value="365.693329834722" calcext:value-type="float">
            <text:p>365.693329834722</text:p>
          </table:table-cell>
          <table:table-cell office:value-type="float" office:value="18973.5139440153" calcext:value-type="float">
            <text:p>18973.5139440153</text:p>
          </table:table-cell>
          <table:table-cell office:value-type="float" office:value="379.238689356528" calcext:value-type="float">
            <text:p>379.238689356528</text:p>
          </table:table-cell>
          <table:table-cell office:value-type="float" office:value="24578.375714236" calcext:value-type="float">
            <text:p>24578.375714236</text:p>
          </table:table-cell>
          <table:table-cell office:value-type="float" office:value="18973.5139440153" calcext:value-type="float">
            <text:p>18973.5139440153</text:p>
          </table:table-cell>
        </table:table-row>
        <table:table-row table:style-name="ro1">
          <table:table-cell office:value-type="float" office:value="252.64200056736" calcext:value-type="float">
            <text:p>252.64200056736</text:p>
          </table:table-cell>
          <table:table-cell office:value-type="float" office:value="52572.409527227" calcext:value-type="float">
            <text:p>52572.409527227</text:p>
          </table:table-cell>
          <table:table-cell office:value-type="float" office:value="417.312817900033" calcext:value-type="float">
            <text:p>417.312817900033</text:p>
          </table:table-cell>
          <table:table-cell office:value-type="float" office:value="23513.4778148158" calcext:value-type="float">
            <text:p>23513.4778148158</text:p>
          </table:table-cell>
          <table:table-cell office:value-type="float" office:value="448.98207138875" calcext:value-type="float">
            <text:p>448.98207138875</text:p>
          </table:table-cell>
          <table:table-cell office:value-type="float" office:value="22213.0055307426" calcext:value-type="float">
            <text:p>22213.0055307426</text:p>
          </table:table-cell>
          <table:table-cell office:value-type="float" office:value="23513.4778148158" calcext:value-type="float">
            <text:p>23513.4778148158</text:p>
          </table:table-cell>
        </table:table-row>
        <table:table-row table:style-name="ro1">
          <table:table-cell office:value-type="float" office:value="266.03516503836" calcext:value-type="float">
            <text:p>266.03516503836</text:p>
          </table:table-cell>
          <table:table-cell office:value-type="float" office:value="57115.1237800172" calcext:value-type="float">
            <text:p>57115.1237800172</text:p>
          </table:table-cell>
          <table:table-cell office:value-type="float" office:value="456.079750997731" calcext:value-type="float">
            <text:p>456.079750997731</text:p>
          </table:table-cell>
          <table:table-cell office:value-type="float" office:value="27283.563927033" calcext:value-type="float">
            <text:p>27283.563927033</text:p>
          </table:table-cell>
          <table:table-cell office:value-type="float" office:value="518.750819262774" calcext:value-type="float">
            <text:p>518.750819262774</text:p>
          </table:table-cell>
          <table:table-cell office:value-type="float" office:value="20024.6599334876" calcext:value-type="float">
            <text:p>20024.6599334876</text:p>
          </table:table-cell>
          <table:table-cell office:value-type="float" office:value="27283.563927033" calcext:value-type="float">
            <text:p>27283.563927033</text:p>
          </table:table-cell>
        </table:table-row>
        <table:table-row table:style-name="ro1">
          <table:table-cell office:value-type="float" office:value="279.42832950936" calcext:value-type="float">
            <text:p>279.42832950936</text:p>
          </table:table-cell>
          <table:table-cell office:value-type="float" office:value="61657.8380328072" calcext:value-type="float">
            <text:p>61657.8380328072</text:p>
          </table:table-cell>
          <table:table-cell office:value-type="float" office:value="501.260366734174" calcext:value-type="float">
            <text:p>501.260366734174</text:p>
          </table:table-cell>
          <table:table-cell office:value-type="float" office:value="31350.6912941248" calcext:value-type="float">
            <text:p>31350.6912941248</text:p>
          </table:table-cell>
          <table:table-cell office:value-type="float" office:value="588.559729719649" calcext:value-type="float">
            <text:p>588.559729719649</text:p>
          </table:table-cell>
          <table:table-cell office:value-type="float" office:value="18116.6032644435" calcext:value-type="float">
            <text:p>18116.6032644435</text:p>
          </table:table-cell>
          <table:table-cell office:value-type="float" office:value="31350.6912941248" calcext:value-type="float">
            <text:p>31350.6912941248</text:p>
          </table:table-cell>
        </table:table-row>
        <table:table-row table:style-name="ro1">
          <table:table-cell office:value-type="float" office:value="293.922089671842" calcext:value-type="float">
            <text:p>293.922089671842</text:p>
          </table:table-cell>
          <table:table-cell office:value-type="float" office:value="66470.930115073" calcext:value-type="float">
            <text:p>66470.930115073</text:p>
          </table:table-cell>
          <table:table-cell office:value-type="float" office:value="546.442920139089" calcext:value-type="float">
            <text:p>546.442920139089</text:p>
          </table:table-cell>
          <table:table-cell office:value-type="float" office:value="35431.3413726654" calcext:value-type="float">
            <text:p>35431.3413726654</text:p>
          </table:table-cell>
          <table:table-cell office:value-type="float" office:value="658.408802759376" calcext:value-type="float">
            <text:p>658.408802759376</text:p>
          </table:table-cell>
          <table:table-cell office:value-type="float" office:value="16488.8355236102" calcext:value-type="float">
            <text:p>16488.8355236102</text:p>
          </table:table-cell>
          <table:table-cell office:value-type="float" office:value="35431.3413726654" calcext:value-type="float">
            <text:p>35431.3413726654</text:p>
          </table:table-cell>
        </table:table-row>
        <table:table-row table:style-name="ro1">
          <table:table-cell office:value-type="float" office:value="306.284414516312" calcext:value-type="float">
            <text:p>306.284414516312</text:p>
          </table:table-cell>
          <table:table-cell office:value-type="float" office:value="71230.0841505431" calcext:value-type="float">
            <text:p>71230.0841505431</text:p>
          </table:table-cell>
          <table:table-cell office:value-type="float" office:value="581.954570205641" calcext:value-type="float">
            <text:p>581.954570205641</text:p>
          </table:table-cell>
          <table:table-cell office:value-type="float" office:value="38714.839071226" calcext:value-type="float">
            <text:p>38714.839071226</text:p>
          </table:table-cell>
          <table:table-cell office:value-type="float" office:value="728.293810741655" calcext:value-type="float">
            <text:p>728.293810741655</text:p>
          </table:table-cell>
          <table:table-cell office:value-type="float" office:value="15111.8526132814" calcext:value-type="float">
            <text:p>15111.8526132814</text:p>
          </table:table-cell>
          <table:table-cell office:value-type="float" office:value="38714.839071226" calcext:value-type="float">
            <text:p>38714.839071226</text:p>
          </table:table-cell>
        </table:table-row>
        <table:table-row table:style-name="ro1">
          <table:table-cell office:value-type="float" office:value="322.832103257969" calcext:value-type="float">
            <text:p>322.832103257969</text:p>
          </table:table-cell>
          <table:table-cell office:value-type="float" office:value="75556.2058216538" calcext:value-type="float">
            <text:p>75556.2058216538</text:p>
          </table:table-cell>
          <table:table-cell office:value-type="float" office:value="623.876027573997" calcext:value-type="float">
            <text:p>623.876027573997</text:p>
          </table:table-cell>
          <table:table-cell office:value-type="float" office:value="42268.3326017637" calcext:value-type="float">
            <text:p>42268.3326017637</text:p>
          </table:table-cell>
          <table:table-cell office:value-type="float" office:value="798.199956925435" calcext:value-type="float">
            <text:p>798.199956925435</text:p>
          </table:table-cell>
          <table:table-cell office:value-type="float" office:value="13882.3901914847" calcext:value-type="float">
            <text:p>13882.3901914847</text:p>
          </table:table-cell>
          <table:table-cell office:value-type="float" office:value="42268.3326017637" calcext:value-type="float">
            <text:p>42268.3326017637</text:p>
          </table:table-cell>
        </table:table-row>
        <table:table-row table:style-name="ro1">
          <table:table-cell office:value-type="float" office:value="342.580820313587" calcext:value-type="float">
            <text:p>342.580820313587</text:p>
          </table:table-cell>
          <table:table-cell office:value-type="float" office:value="79990.2799858554" calcext:value-type="float">
            <text:p>79990.2799858554</text:p>
          </table:table-cell>
          <table:table-cell office:value-type="float" office:value="686.191445598787" calcext:value-type="float">
            <text:p>686.191445598787</text:p>
          </table:table-cell>
          <table:table-cell office:value-type="float" office:value="47348.4409355179" calcext:value-type="float">
            <text:p>47348.4409355179</text:p>
          </table:table-cell>
          <table:table-cell office:value-type="float" office:value="868.133582771165" calcext:value-type="float">
            <text:p>868.133582771165</text:p>
          </table:table-cell>
          <table:table-cell office:value-type="float" office:value="12844.7044047795" calcext:value-type="float">
            <text:p>12844.7044047795</text:p>
          </table:table-cell>
          <table:table-cell office:value-type="float" office:value="47348.4409355179" calcext:value-type="float">
            <text:p>47348.4409355179</text:p>
          </table:table-cell>
        </table:table-row>
        <table:table-row table:style-name="ro1">
          <table:table-cell office:value-type="float" office:value="362.337288043088" calcext:value-type="float">
            <text:p>362.337288043088</text:p>
          </table:table-cell>
          <table:table-cell office:value-type="float" office:value="84478.4449958522" calcext:value-type="float">
            <text:p>84478.4449958522</text:p>
          </table:table-cell>
          <table:table-cell office:value-type="float" office:value="714.132624949454" calcext:value-type="float">
            <text:p>714.132624949454</text:p>
          </table:table-cell>
          <table:table-cell office:value-type="float" office:value="49672.3609177138" calcext:value-type="float">
            <text:p>49672.3609177138</text:p>
          </table:table-cell>
          <table:table-cell office:value-type="float" office:value="938.082005357947" calcext:value-type="float">
            <text:p>938.082005357947</text:p>
          </table:table-cell>
          <table:table-cell office:value-type="float" office:value="11910.2829600468" calcext:value-type="float">
            <text:p>11910.2829600468</text:p>
          </table:table-cell>
          <table:table-cell office:value-type="float" office:value="49672.3609177138" calcext:value-type="float">
            <text:p>49672.3609177138</text:p>
          </table:table-cell>
        </table:table-row>
        <table:table-row table:style-name="ro1">
          <table:table-cell office:value-type="float" office:value="382.078254424822" calcext:value-type="float">
            <text:p>382.078254424822</text:p>
          </table:table-cell>
          <table:table-cell office:value-type="float" office:value="88858.4283142588" calcext:value-type="float">
            <text:p>88858.4283142588</text:p>
          </table:table-cell>
          <table:table-cell office:value-type="float" office:value="775.339696608878" calcext:value-type="float">
            <text:p>775.339696608878</text:p>
          </table:table-cell>
          <table:table-cell office:value-type="float" office:value="54428.0005761972" calcext:value-type="float">
            <text:p>54428.0005761972</text:p>
          </table:table-cell>
          <table:table-cell office:value-type="float" office:value="1008.04945232608" calcext:value-type="float">
            <text:p>1008.04945232608</text:p>
          </table:table-cell>
          <table:table-cell office:value-type="float" office:value="11108.6299549929" calcext:value-type="float">
            <text:p>11108.6299549929</text:p>
          </table:table-cell>
          <table:table-cell office:value-type="float" office:value="54428.0005761972" calcext:value-type="float">
            <text:p>54428.0005761972</text:p>
          </table:table-cell>
        </table:table-row>
        <table:table-row table:style-name="ro1">
          <table:table-cell office:value-type="float" office:value="401.857974175974" calcext:value-type="float">
            <text:p>401.857974175974</text:p>
          </table:table-cell>
          <table:table-cell office:value-type="float" office:value="93508.8658616407" calcext:value-type="float">
            <text:p>93508.8658616407</text:p>
          </table:table-cell>
          <table:table-cell office:value-type="float" office:value="838.133718745985" calcext:value-type="float">
            <text:p>838.133718745985</text:p>
          </table:table-cell>
          <table:table-cell office:value-type="float" office:value="59142.9575010848" calcext:value-type="float">
            <text:p>59142.9575010848</text:p>
          </table:table-cell>
          <table:table-cell office:value-type="float" office:value="1078.03592367556" calcext:value-type="float">
            <text:p>1078.03592367556</text:p>
          </table:table-cell>
          <table:table-cell office:value-type="float" office:value="10439.7453896179" calcext:value-type="float">
            <text:p>10439.7453896179</text:p>
          </table:table-cell>
          <table:table-cell office:value-type="float" office:value="59142.9575010848" calcext:value-type="float">
            <text:p>59142.9575010848</text:p>
          </table:table-cell>
        </table:table-row>
        <table:table-row table:style-name="ro1">
          <table:table-cell office:value-type="float" office:value="424.724399801302" calcext:value-type="float">
            <text:p>424.724399801302</text:p>
          </table:table-cell>
          <table:table-cell office:value-type="float" office:value="97469.4159266363" calcext:value-type="float">
            <text:p>97469.4159266363</text:p>
          </table:table-cell>
          <table:table-cell office:value-type="float" office:value="890.158179521718" calcext:value-type="float">
            <text:p>890.158179521718</text:p>
          </table:table-cell>
          <table:table-cell office:value-type="float" office:value="62803.9069279654" calcext:value-type="float">
            <text:p>62803.9069279654</text:p>
          </table:table-cell>
          <table:table-cell office:value-type="float" office:value="1148.0245088452" calcext:value-type="float">
            <text:p>1148.0245088452</text:p>
          </table:table-cell>
          <table:table-cell office:value-type="float" office:value="9785.61287309605" calcext:value-type="float">
            <text:p>9785.61287309605</text:p>
          </table:table-cell>
          <table:table-cell office:value-type="float" office:value="62803.9069279654" calcext:value-type="float">
            <text:p>62803.9069279654</text:p>
          </table:table-cell>
        </table:table-row>
        <table:table-row table:style-name="ro1">
          <table:table-cell office:value-type="float" office:value="453.925451191762" calcext:value-type="float">
            <text:p>453.925451191762</text:p>
          </table:table-cell>
          <table:table-cell office:value-type="float" office:value="101175.280619397" calcext:value-type="float">
            <text:p>101175.280619397</text:p>
          </table:table-cell>
          <table:table-cell office:value-type="float" office:value="948.044087421985" calcext:value-type="float">
            <text:p>948.044087421985</text:p>
          </table:table-cell>
          <table:table-cell office:value-type="float" office:value="66613.1859835341" calcext:value-type="float">
            <text:p>66613.1859835341</text:p>
          </table:table-cell>
          <table:table-cell office:value-type="float" office:value="1218.01309401483" calcext:value-type="float">
            <text:p>1218.01309401483</text:p>
          </table:table-cell>
          <table:table-cell office:value-type="float" office:value="9131.4803565742" calcext:value-type="float">
            <text:p>9131.4803565742</text:p>
          </table:table-cell>
          <table:table-cell office:value-type="float" office:value="66613.1859835341" calcext:value-type="float">
            <text:p>66613.1859835341</text:p>
          </table:table-cell>
        </table:table-row>
        <table:table-row table:style-name="ro1">
          <table:table-cell office:value-type="float" office:value="483.116039172479" calcext:value-type="float">
            <text:p>483.116039172479</text:p>
          </table:table-cell>
          <table:table-cell office:value-type="float" office:value="104808.122670334" calcext:value-type="float">
            <text:p>104808.122670334</text:p>
          </table:table-cell>
          <table:table-cell office:value-type="float" office:value="1016.60267326008" calcext:value-type="float">
            <text:p>1016.60267326008</text:p>
          </table:table-cell>
          <table:table-cell office:value-type="float" office:value="70800.3369646712" calcext:value-type="float">
            <text:p>70800.3369646712</text:p>
          </table:table-cell>
          <table:table-cell office:value-type="float" office:value="1288.02281738596" calcext:value-type="float">
            <text:p>1288.02281738596</text:p>
          </table:table-cell>
          <table:table-cell office:value-type="float" office:value="8624.86832858442" calcext:value-type="float">
            <text:p>8624.86832858442</text:p>
          </table:table-cell>
          <table:table-cell office:value-type="float" office:value="70800.3369646712" calcext:value-type="float">
            <text:p>70800.3369646712</text:p>
          </table:table-cell>
        </table:table-row>
        <table:table-row table:style-name="ro1">
          <table:table-cell office:value-type="float" office:value="515.513856006262" calcext:value-type="float">
            <text:p>515.513856006262</text:p>
          </table:table-cell>
          <table:table-cell office:value-type="float" office:value="108592.189890998" calcext:value-type="float">
            <text:p>108592.189890998</text:p>
          </table:table-cell>
          <table:table-cell office:value-type="float" office:value="1066.7092297833" calcext:value-type="float">
            <text:p>1066.7092297833</text:p>
          </table:table-cell>
          <table:table-cell office:value-type="float" office:value="73674.3944643829" calcext:value-type="float">
            <text:p>73674.3944643829</text:p>
          </table:table-cell>
          <table:table-cell office:value-type="float" office:value="1358.03042693695" calcext:value-type="float">
            <text:p>1358.03042693695</text:p>
          </table:table-cell>
          <table:table-cell office:value-type="float" office:value="8103.5042517414" calcext:value-type="float">
            <text:p>8103.5042517414</text:p>
          </table:table-cell>
          <table:table-cell office:value-type="float" office:value="73674.3944643829" calcext:value-type="float">
            <text:p>73674.3944643829</text:p>
          </table:table-cell>
        </table:table-row>
        <table:table-row table:style-name="ro1">
          <table:table-cell office:value-type="float" office:value="563.769551606056" calcext:value-type="float">
            <text:p>563.769551606056</text:p>
          </table:table-cell>
          <table:table-cell office:value-type="float" office:value="111888.293507011" calcext:value-type="float">
            <text:p>111888.293507011</text:p>
          </table:table-cell>
          <table:table-cell office:value-type="float" office:value="1141.19475594024" calcext:value-type="float">
            <text:p>1141.19475594024</text:p>
          </table:table-cell>
          <table:table-cell office:value-type="float" office:value="77725.890493834" calcext:value-type="float">
            <text:p>77725.890493834</text:p>
          </table:table-cell>
          <table:table-cell office:value-type="float" office:value="1428.05283322898" calcext:value-type="float">
            <text:p>1428.05283322898</text:p>
          </table:table-cell>
          <table:table-cell office:value-type="float" office:value="7685.4045168708" calcext:value-type="float">
            <text:p>7685.4045168708</text:p>
          </table:table-cell>
          <table:table-cell office:value-type="float" office:value="77725.890493834" calcext:value-type="float">
            <text:p>77725.890493834</text:p>
          </table:table-cell>
        </table:table-row>
        <table:table-row table:style-name="ro1">
          <table:table-cell office:value-type="float" office:value="627.967678777864" calcext:value-type="float">
            <text:p>627.967678777864</text:p>
          </table:table-cell>
          <table:table-cell office:value-type="float" office:value="115286.515472501" calcext:value-type="float">
            <text:p>115286.515472501</text:p>
          </table:table-cell>
          <table:table-cell office:value-type="float" office:value="1204.44606783648" calcext:value-type="float">
            <text:p>1204.44606783648</text:p>
          </table:table-cell>
          <table:table-cell office:value-type="float" office:value="81185.8939565759" calcext:value-type="float">
            <text:p>81185.8939565759</text:p>
          </table:table-cell>
          <table:table-cell office:value-type="float" office:value="1498.08369480162" calcext:value-type="float">
            <text:p>1498.08369480162</text:p>
          </table:table-cell>
          <table:table-cell office:value-type="float" office:value="7326.31297741301" calcext:value-type="float">
            <text:p>7326.31297741301</text:p>
          </table:table-cell>
          <table:table-cell office:value-type="float" office:value="81185.8939565759" calcext:value-type="float">
            <text:p>81185.8939565759</text:p>
          </table:table-cell>
        </table:table-row>
        <table:table-row table:style-name="ro1">
          <table:table-cell office:value-type="float" office:value="698.321954833463" calcext:value-type="float">
            <text:p>698.321954833463</text:p>
          </table:table-cell>
          <table:table-cell office:value-type="float" office:value="117184.487407583" calcext:value-type="float">
            <text:p>117184.487407583</text:p>
          </table:table-cell>
          <table:table-cell office:value-type="float" office:value="1275.95649782318" calcext:value-type="float">
            <text:p>1275.95649782318</text:p>
          </table:table-cell>
          <table:table-cell office:value-type="float" office:value="84483.0289658348" calcext:value-type="float">
            <text:p>84483.0289658348</text:p>
          </table:table-cell>
          <table:table-cell office:value-type="float" office:value="1568.1124425541" calcext:value-type="float">
            <text:p>1568.1124425541</text:p>
          </table:table-cell>
          <table:table-cell office:value-type="float" office:value="6952.46938910204" calcext:value-type="float">
            <text:p>6952.46938910204</text:p>
          </table:table-cell>
          <table:table-cell office:value-type="float" office:value="84483.0289658348" calcext:value-type="float">
            <text:p>84483.0289658348</text:p>
          </table:table-cell>
        </table:table-row>
        <table:table-row table:style-name="ro1">
          <table:table-cell office:value-type="float" office:value="768.536718759157" calcext:value-type="float">
            <text:p>768.536718759157</text:p>
          </table:table-cell>
          <table:table-cell office:value-type="float" office:value="118108.824118354" calcext:value-type="float">
            <text:p>118108.824118354</text:p>
          </table:table-cell>
          <table:table-cell office:value-type="float" office:value="1343.92448231134" calcext:value-type="float">
            <text:p>1343.92448231134</text:p>
          </table:table-cell>
          <table:table-cell office:value-type="float" office:value="87512.6664067571" calcext:value-type="float">
            <text:p>87512.6664067571</text:p>
          </table:table-cell>
          <table:table-cell office:value-type="float" office:value="1638.14330412674" calcext:value-type="float">
            <text:p>1638.14330412674</text:p>
          </table:table-cell>
          <table:table-cell office:value-type="float" office:value="6593.37784964425" calcext:value-type="float">
            <text:p>6593.37784964425</text:p>
          </table:table-cell>
          <table:table-cell office:value-type="float" office:value="87512.6664067571" calcext:value-type="float">
            <text:p>87512.6664067571</text:p>
          </table:table-cell>
        </table:table-row>
        <table:table-row table:style-name="ro1">
          <table:table-cell office:value-type="float" office:value="838.652133137796" calcext:value-type="float">
            <text:p>838.652133137796</text:p>
          </table:table-cell>
          <table:table-cell office:value-type="float" office:value="118339.814533024" calcext:value-type="float">
            <text:p>118339.814533024</text:p>
          </table:table-cell>
          <table:table-cell office:value-type="float" office:value="1422.45702283664" calcext:value-type="float">
            <text:p>1422.45702283664</text:p>
          </table:table-cell>
          <table:table-cell office:value-type="float" office:value="90906.6607017491" calcext:value-type="float">
            <text:p>90906.6607017491</text:p>
          </table:table-cell>
          <table:table-cell office:value-type="float" office:value="1708.18050715982" calcext:value-type="float">
            <text:p>1708.18050715982</text:p>
          </table:table-cell>
          <table:table-cell office:value-type="float" office:value="6278.5424567461" calcext:value-type="float">
            <text:p>6278.5424567461</text:p>
          </table:table-cell>
          <table:table-cell office:value-type="float" office:value="90906.6607017491" calcext:value-type="float">
            <text:p>90906.6607017491</text:p>
          </table:table-cell>
        </table:table-row>
        <table:table-row table:style-name="ro1">
          <table:table-cell office:value-type="float" office:value="908.693563811181" calcext:value-type="float">
            <text:p>908.693563811181</text:p>
          </table:table-cell>
          <table:table-cell office:value-type="float" office:value="118054.483237832" calcext:value-type="float">
            <text:p>118054.483237832</text:p>
          </table:table-cell>
          <table:table-cell office:value-type="float" office:value="1492.2471353929" calcext:value-type="float">
            <text:p>1492.2471353929</text:p>
          </table:table-cell>
          <table:table-cell office:value-type="float" office:value="93631.3233454625" calcext:value-type="float">
            <text:p>93631.3233454625</text:p>
          </table:table-cell>
          <table:table-cell office:value-type="float" office:value="1778.21771019291" calcext:value-type="float">
            <text:p>1778.21771019291</text:p>
          </table:table-cell>
          <table:table-cell office:value-type="float" office:value="5963.70706384792" calcext:value-type="float">
            <text:p>5963.70706384792</text:p>
          </table:table-cell>
          <table:table-cell office:value-type="float" office:value="93631.3233454625" calcext:value-type="float">
            <text:p>93631.3233454625</text:p>
          </table:table-cell>
        </table:table-row>
        <table:table-row table:style-name="ro1">
          <table:table-cell office:value-type="float" office:value="978.692718081565" calcext:value-type="float">
            <text:p>978.692718081565</text:p>
          </table:table-cell>
          <table:table-cell office:value-type="float" office:value="117474.110965577" calcext:value-type="float">
            <text:p>117474.110965577</text:p>
          </table:table-cell>
          <table:table-cell office:value-type="float" office:value="1548.97708564537" calcext:value-type="float">
            <text:p>1548.97708564537</text:p>
          </table:table-cell>
          <table:table-cell office:value-type="float" office:value="95725.2153482442" calcext:value-type="float">
            <text:p>95725.2153482442</text:p>
          </table:table-cell>
          <table:table-cell office:value-type="float" office:value="1848.2633685066" calcext:value-type="float">
            <text:p>1848.2633685066</text:p>
          </table:table-cell>
          <table:table-cell office:value-type="float" office:value="5707.87986636258" calcext:value-type="float">
            <text:p>5707.87986636258</text:p>
          </table:table-cell>
          <table:table-cell office:value-type="float" office:value="95725.2153482442" calcext:value-type="float">
            <text:p>95725.2153482442</text:p>
          </table:table-cell>
        </table:table-row>
        <table:table-row table:style-name="ro1">
          <table:table-cell office:value-type="float" office:value="1048.6601650497" calcext:value-type="float">
            <text:p>1048.6601650497</text:p>
          </table:table-cell>
          <table:table-cell office:value-type="float" office:value="116672.457960523" calcext:value-type="float">
            <text:p>116672.457960523</text:p>
          </table:table-cell>
          <table:table-cell office:value-type="float" office:value="1643.9732201007" calcext:value-type="float">
            <text:p>1643.9732201007</text:p>
          </table:table-cell>
          <table:table-cell office:value-type="float" office:value="99153.1845007575" calcext:value-type="float">
            <text:p>99153.1845007575</text:p>
          </table:table-cell>
          <table:table-cell office:value-type="float" office:value="1918.31325446058" calcext:value-type="float">
            <text:p>1918.31325446058</text:p>
          </table:table-cell>
          <table:table-cell office:value-type="float" office:value="5481.55676658361" calcext:value-type="float">
            <text:p>5481.55676658361</text:p>
          </table:table-cell>
          <table:table-cell office:value-type="float" office:value="99153.1845007575" calcext:value-type="float">
            <text:p>99153.1845007575</text:p>
          </table:table-cell>
        </table:table-row>
        <table:table-row table:style-name="ro1">
          <table:table-cell office:value-type="float" office:value="1118.61070145663" calcext:value-type="float">
            <text:p>1118.61070145663</text:p>
          </table:table-cell>
          <table:table-cell office:value-type="float" office:value="115752.788564643" calcext:value-type="float">
            <text:p>115752.788564643</text:p>
          </table:table-cell>
          <table:table-cell office:value-type="float" office:value="1709.03237668031" calcext:value-type="float">
            <text:p>1709.03237668031</text:p>
          </table:table-cell>
          <table:table-cell office:value-type="float" office:value="101149.885425693" calcext:value-type="float">
            <text:p>101149.885425693</text:p>
          </table:table-cell>
          <table:table-cell office:value-type="float" office:value="1988.35891277427" calcext:value-type="float">
            <text:p>1988.35891277427</text:p>
          </table:table-cell>
          <table:table-cell office:value-type="float" office:value="5225.72956909827" calcext:value-type="float">
            <text:p>5225.72956909827</text:p>
          </table:table-cell>
          <table:table-cell office:value-type="float" office:value="101149.885425693" calcext:value-type="float">
            <text:p>101149.885425693</text:p>
          </table:table-cell>
        </table:table-row>
        <table:table-row table:style-name="ro1">
          <table:table-cell office:value-type="float" office:value="1188.54855494266" calcext:value-type="float">
            <text:p>1188.54855494266</text:p>
          </table:table-cell>
          <table:table-cell office:value-type="float" office:value="114744.606875644" calcext:value-type="float">
            <text:p>114744.606875644</text:p>
          </table:table-cell>
          <table:table-cell office:value-type="float" office:value="1795.80185287973" calcext:value-type="float">
            <text:p>1795.80185287973</text:p>
          </table:table-cell>
          <table:table-cell office:value-type="float" office:value="104020.404581376" calcext:value-type="float">
            <text:p>104020.404581376</text:p>
          </table:table-cell>
          <table:table-cell office:value-type="float" office:value="2058.3982296275" calcext:value-type="float">
            <text:p>2058.3982296275</text:p>
          </table:table-cell>
          <table:table-cell office:value-type="float" office:value="4925.64622505329" calcext:value-type="float">
            <text:p>4925.64622505329</text:p>
          </table:table-cell>
          <table:table-cell office:value-type="float" office:value="104020.404581376" calcext:value-type="float">
            <text:p>104020.404581376</text:p>
          </table:table-cell>
        </table:table-row>
        <table:table-row table:style-name="ro1">
          <table:table-cell office:value-type="float" office:value="1258.49274988914" calcext:value-type="float">
            <text:p>1258.49274988914</text:p>
          </table:table-cell>
          <table:table-cell office:value-type="float" office:value="113780.681333205" calcext:value-type="float">
            <text:p>113780.681333205</text:p>
          </table:table-cell>
          <table:table-cell office:value-type="float" office:value="1880.73443840458" calcext:value-type="float">
            <text:p>1880.73443840458</text:p>
          </table:table-cell>
          <table:table-cell office:value-type="float" office:value="106216.30339791" calcext:value-type="float">
            <text:p>106216.30339791</text:p>
          </table:table-cell>
          <table:table-cell office:value-type="float" office:value="2128.45022940164" calcext:value-type="float">
            <text:p>2128.45022940164</text:p>
          </table:table-cell>
          <table:table-cell office:value-type="float" office:value="4714.07517412756" calcext:value-type="float">
            <text:p>4714.07517412756</text:p>
          </table:table-cell>
          <table:table-cell office:value-type="float" office:value="106216.30339791" calcext:value-type="float">
            <text:p>106216.30339791</text:p>
          </table:table-cell>
        </table:table-row>
        <table:table-row table:style-name="ro1">
          <table:table-cell office:value-type="float" office:value="1328.43905865577" calcext:value-type="float">
            <text:p>1328.43905865577</text:p>
          </table:table-cell>
          <table:table-cell office:value-type="float" office:value="112831.507839619" calcext:value-type="float">
            <text:p>112831.507839619</text:p>
          </table:table-cell>
          <table:table-cell office:value-type="float" office:value="1980.91826584593" calcext:value-type="float">
            <text:p>1980.91826584593</text:p>
          </table:table-cell>
          <table:table-cell office:value-type="float" office:value="108919.485347758" calcext:value-type="float">
            <text:p>108919.485347758</text:p>
          </table:table-cell>
          <table:table-cell office:value-type="float" office:value="2198.49800153548" calcext:value-type="float">
            <text:p>2198.49800153548</text:p>
          </table:table-cell>
          <table:table-cell office:value-type="float" office:value="4473.00002549542" calcext:value-type="float">
            <text:p>4473.00002549542</text:p>
          </table:table-cell>
          <table:table-cell office:value-type="float" office:value="108919.485347758" calcext:value-type="float">
            <text:p>108919.485347758</text:p>
          </table:table-cell>
        </table:table-row>
        <table:table-row table:style-name="ro1">
          <table:table-cell office:value-type="float" office:value="1398.3811397821" calcext:value-type="float">
            <text:p>1398.3811397821</text:p>
          </table:table-cell>
          <table:table-cell office:value-type="float" office:value="111852.830248327" calcext:value-type="float">
            <text:p>111852.830248327</text:p>
          </table:table-cell>
          <table:table-cell office:value-type="float" office:value="2067.26077291013" calcext:value-type="float">
            <text:p>2067.26077291013</text:p>
          </table:table-cell>
          <table:table-cell office:value-type="float" office:value="111239.20335747" calcext:value-type="float">
            <text:p>111239.20335747</text:p>
          </table:table-cell>
          <table:table-cell office:value-type="float" office:value="2268.54365984916" calcext:value-type="float">
            <text:p>2268.54365984916</text:p>
          </table:table-cell>
          <table:table-cell office:value-type="float" office:value="4217.17282801008" calcext:value-type="float">
            <text:p>4217.17282801008</text:p>
          </table:table-cell>
          <table:table-cell office:value-type="float" office:value="111239.20335747" calcext:value-type="float">
            <text:p>111239.20335747</text:p>
          </table:table-cell>
        </table:table-row>
        <table:table-row table:style-name="ro1">
          <table:table-cell office:value-type="float" office:value="1468.32322090844" calcext:value-type="float">
            <text:p>1468.32322090844</text:p>
          </table:table-cell>
          <table:table-cell office:value-type="float" office:value="110874.152657035" calcext:value-type="float">
            <text:p>110874.152657035</text:p>
          </table:table-cell>
          <table:table-cell office:value-type="float" office:value="2166.3918918824" calcext:value-type="float">
            <text:p>2166.3918918824</text:p>
          </table:table-cell>
          <table:table-cell office:value-type="float" office:value="113882.549647956" calcext:value-type="float">
            <text:p>113882.549647956</text:p>
          </table:table-cell>
          <table:table-cell office:value-type="float" office:value="2338.58931816285" calcext:value-type="float">
            <text:p>2338.58931816285</text:p>
          </table:table-cell>
          <table:table-cell office:value-type="float" office:value="3961.34563052474" calcext:value-type="float">
            <text:p>3961.34563052474</text:p>
          </table:table-cell>
          <table:table-cell office:value-type="float" office:value="113882.549647956" calcext:value-type="float">
            <text:p>113882.549647956</text:p>
          </table:table-cell>
        </table:table-row>
        <table:table-row table:style-name="ro1">
          <table:table-cell office:value-type="float" office:value="1538.26952967507" calcext:value-type="float">
            <text:p>1538.26952967507</text:p>
          </table:table-cell>
          <table:table-cell office:value-type="float" office:value="109924.979163449" calcext:value-type="float">
            <text:p>109924.979163449</text:p>
          </table:table-cell>
          <table:table-cell office:value-type="float" office:value="2260.40756609145" calcext:value-type="float">
            <text:p>2260.40756609145</text:p>
          </table:table-cell>
          <table:table-cell office:value-type="float" office:value="116396.444626132" calcext:value-type="float">
            <text:p>116396.444626132</text:p>
          </table:table-cell>
          <table:table-cell office:value-type="float" office:value="2408.65822849818" calcext:value-type="float">
            <text:p>2408.65822849818</text:p>
          </table:table-cell>
          <table:table-cell office:value-type="float" office:value="3867.79097042463" calcext:value-type="float">
            <text:p>3867.79097042463</text:p>
          </table:table-cell>
          <table:table-cell office:value-type="float" office:value="116396.444626132" calcext:value-type="float">
            <text:p>116396.444626132</text:p>
          </table:table-cell>
        </table:table-row>
        <table:table-row table:style-name="ro1">
          <table:table-cell office:value-type="float" office:value="1608.20949698125" calcext:value-type="float">
            <text:p>1608.20949698125</text:p>
          </table:table-cell>
          <table:table-cell office:value-type="float" office:value="108931.549523303" calcext:value-type="float">
            <text:p>108931.549523303</text:p>
          </table:table-cell>
          <table:table-cell office:value-type="float" office:value="2337.1578391572" calcext:value-type="float">
            <text:p>2337.1578391572</text:p>
          </table:table-cell>
          <table:table-cell office:value-type="float" office:value="118468.032340684" calcext:value-type="float">
            <text:p>118468.032340684</text:p>
          </table:table-cell>
          <table:table-cell office:value-type="float" office:value="2478.69754535142" calcext:value-type="float">
            <text:p>2478.69754535142</text:p>
          </table:table-cell>
          <table:table-cell office:value-type="float" office:value="3567.70762637962" calcext:value-type="float">
            <text:p>3567.70762637962</text:p>
          </table:table-cell>
          <table:table-cell office:value-type="float" office:value="118468.032340684" calcext:value-type="float">
            <text:p>118468.032340684</text:p>
          </table:table-cell>
        </table:table-row>
        <table:table-row table:style-name="ro1">
          <table:table-cell office:value-type="float" office:value="1678.17483012923" calcext:value-type="float">
            <text:p>1678.17483012923</text:p>
          </table:table-cell>
          <table:table-cell office:value-type="float" office:value="108115.144469396" calcext:value-type="float">
            <text:p>108115.144469396</text:p>
          </table:table-cell>
          <table:table-cell office:value-type="float" office:value="2426.9850491995" calcext:value-type="float">
            <text:p>2426.9850491995</text:p>
          </table:table-cell>
          <table:table-cell office:value-type="float" office:value="120652.271117559" calcext:value-type="float">
            <text:p>120652.271117559</text:p>
          </table:table-cell>
          <table:table-cell office:value-type="float" office:value="2548.76856950691" calcext:value-type="float">
            <text:p>2548.76856950691</text:p>
          </table:table-cell>
          <table:table-cell office:value-type="float" office:value="3488.90501513271" calcext:value-type="float">
            <text:p>3488.90501513271</text:p>
          </table:table-cell>
          <table:table-cell office:value-type="float" office:value="120652.271117559" calcext:value-type="float">
            <text:p>120652.271117559</text:p>
          </table:table-cell>
        </table:table-row>
        <table:table-row table:style-name="ro1">
          <table:table-cell office:value-type="float" office:value="1748.13804945706" calcext:value-type="float">
            <text:p>1748.13804945706</text:p>
          </table:table-cell>
          <table:table-cell office:value-type="float" office:value="107283.987366636" calcext:value-type="float">
            <text:p>107283.987366636</text:p>
          </table:table-cell>
          <table:table-cell office:value-type="float" office:value="2516.48208053436" calcext:value-type="float">
            <text:p>2516.48208053436</text:p>
          </table:table-cell>
          <table:table-cell office:value-type="float" office:value="122755.396545591" calcext:value-type="float">
            <text:p>122755.396545591</text:p>
          </table:table-cell>
          <table:table-cell office:value-type="float" office:value="2618.81422782059" calcext:value-type="float">
            <text:p>2618.81422782059</text:p>
          </table:table-cell>
          <table:table-cell office:value-type="float" office:value="3233.07781764737" calcext:value-type="float">
            <text:p>3233.07781764737</text:p>
          </table:table-cell>
          <table:table-cell office:value-type="float" office:value="122755.396545591" calcext:value-type="float">
            <text:p>122755.396545591</text:p>
          </table:table-cell>
        </table:table-row>
        <table:table-row table:style-name="ro1">
          <table:table-cell office:value-type="float" office:value="1819.68874771762" calcext:value-type="float">
            <text:p>1819.68874771762</text:p>
          </table:table-cell>
          <table:table-cell office:value-type="float" office:value="106415.835542493" calcext:value-type="float">
            <text:p>106415.835542493</text:p>
          </table:table-cell>
          <table:table-cell office:value-type="float" office:value="2594.81814147672" calcext:value-type="float">
            <text:p>2594.81814147672</text:p>
          </table:table-cell>
          <table:table-cell office:value-type="float" office:value="124778.187899678" calcext:value-type="float">
            <text:p>124778.187899678</text:p>
          </table:table-cell>
          <table:table-cell office:value-type="float" office:value="2688.88313815593" calcext:value-type="float">
            <text:p>2688.88313815593</text:p>
          </table:table-cell>
          <table:table-cell office:value-type="float" office:value="3139.52315754726" calcext:value-type="float">
            <text:p>3139.52315754726</text:p>
          </table:table-cell>
          <table:table-cell office:value-type="float" office:value="124778.187899678" calcext:value-type="float">
            <text:p>124778.187899678</text:p>
          </table:table-cell>
        </table:table-row>
        <table:table-row table:style-name="ro1">
          <table:table-cell office:value-type="float" office:value="1888.09549080826" calcext:value-type="float">
            <text:p>1888.09549080826</text:p>
          </table:table-cell>
          <table:table-cell office:value-type="float" office:value="105838.036544296" calcext:value-type="float">
            <text:p>105838.036544296</text:p>
          </table:table-cell>
          <table:table-cell office:value-type="float" office:value="2670.16133506085" calcext:value-type="float">
            <text:p>2670.16133506085</text:p>
          </table:table-cell>
          <table:table-cell office:value-type="float" office:value="126557.783274865" calcext:value-type="float">
            <text:p>126557.783274865</text:p>
          </table:table-cell>
          <table:table-cell office:value-type="float" office:value="2758.93091028977" calcext:value-type="float">
            <text:p>2758.93091028977</text:p>
          </table:table-cell>
          <table:table-cell office:value-type="float" office:value="2898.44800891509" calcext:value-type="float">
            <text:p>2898.44800891509</text:p>
          </table:table-cell>
          <table:table-cell office:value-type="float" office:value="126557.783274865" calcext:value-type="float">
            <text:p>126557.783274865</text:p>
          </table:table-cell>
        </table:table-row>
        <table:table-row table:style-name="ro1">
          <table:table-cell office:value-type="float" office:value="1958.04884564206" calcext:value-type="float">
            <text:p>1958.04884564206</text:p>
          </table:table-cell>
          <table:table-cell office:value-type="float" office:value="104938.036546887" calcext:value-type="float">
            <text:p>104938.036546887</text:p>
          </table:table-cell>
          <table:table-cell office:value-type="float" office:value="2757.79931190275" calcext:value-type="float">
            <text:p>2757.79931190275</text:p>
          </table:table-cell>
          <table:table-cell office:value-type="float" office:value="128390.585444493" calcext:value-type="float">
            <text:p>128390.585444493</text:p>
          </table:table-cell>
          <table:table-cell office:value-type="float" office:value="2829.012503546" calcext:value-type="float">
            <text:p>2829.012503546</text:p>
          </table:table-cell>
          <table:table-cell office:value-type="float" office:value="2893.40564193419" calcext:value-type="float">
            <text:p>2893.40564193419</text:p>
          </table:table-cell>
          <table:table-cell office:value-type="float" office:value="128390.585444493" calcext:value-type="float">
            <text:p>128390.585444493</text:p>
          </table:table-cell>
        </table:table-row>
        <table:table-row table:style-name="ro1">
          <table:table-cell office:value-type="float" office:value="2028.01417879004" calcext:value-type="float">
            <text:p>2028.01417879004</text:p>
          </table:table-cell>
          <table:table-cell office:value-type="float" office:value="104121.63149298" calcext:value-type="float">
            <text:p>104121.63149298</text:p>
          </table:table-cell>
          <table:table-cell office:value-type="float" office:value="2828.07079666914" calcext:value-type="float">
            <text:p>2828.07079666914</text:p>
          </table:table-cell>
          <table:table-cell office:value-type="float" office:value="129710.768799491" calcext:value-type="float">
            <text:p>129710.768799491</text:p>
          </table:table-cell>
          <table:table-cell office:value-type="float" office:value="2899.05816185969" calcext:value-type="float">
            <text:p>2899.05816185969</text:p>
          </table:table-cell>
          <table:table-cell office:value-type="float" office:value="2637.57844444885" calcext:value-type="float">
            <text:p>2637.57844444885</text:p>
          </table:table-cell>
          <table:table-cell office:value-type="float" office:value="129710.768799491" calcext:value-type="float">
            <text:p>129710.768799491</text:p>
          </table:table-cell>
        </table:table-row>
        <table:table-row table:style-name="ro1">
          <table:table-cell office:value-type="float" office:value="2097.98162575817" calcext:value-type="float">
            <text:p>2097.98162575817</text:p>
          </table:table-cell>
          <table:table-cell office:value-type="float" office:value="103319.978487926" calcext:value-type="float">
            <text:p>103319.978487926</text:p>
          </table:table-cell>
          <table:table-cell office:value-type="float" office:value="2909.49937649108" calcext:value-type="float">
            <text:p>2909.49937649108</text:p>
          </table:table-cell>
          <table:table-cell office:value-type="float" office:value="131084.240805538" calcext:value-type="float">
            <text:p>131084.240805538</text:p>
          </table:table-cell>
          <table:table-cell office:value-type="float" office:value="2969.12918601518" calcext:value-type="float">
            <text:p>2969.12918601518</text:p>
          </table:table-cell>
          <table:table-cell office:value-type="float" office:value="2558.77583320194" calcext:value-type="float">
            <text:p>2558.77583320194</text:p>
          </table:table-cell>
          <table:table-cell office:value-type="float" office:value="131084.240805538" calcext:value-type="float">
            <text:p>131084.240805538</text:p>
          </table:table-cell>
        </table:table-row>
        <table:table-row table:style-name="ro1">
          <table:table-cell office:value-type="float" office:value="2167.95118654646" calcext:value-type="float">
            <text:p>2167.95118654646</text:p>
          </table:table-cell>
          <table:table-cell office:value-type="float" office:value="102533.077531726" calcext:value-type="float">
            <text:p>102533.077531726</text:p>
          </table:table-cell>
          <table:table-cell office:value-type="float" office:value="2997.33388827789" calcext:value-type="float">
            <text:p>2997.33388827789</text:p>
          </table:table-cell>
          <table:table-cell office:value-type="float" office:value="132700.663220664" calcext:value-type="float">
            <text:p>132700.663220664</text:p>
          </table:table-cell>
          <table:table-cell office:value-type="float" office:value="3039.19386871021" calcext:value-type="float">
            <text:p>3039.19386871021</text:p>
          </table:table-cell>
          <table:table-cell office:value-type="float" office:value="2435.7170753954" calcext:value-type="float">
            <text:p>2435.7170753954</text:p>
          </table:table-cell>
          <table:table-cell office:value-type="float" office:value="132700.663220664" calcext:value-type="float">
            <text:p>132700.663220664</text:p>
          </table:table-cell>
        </table:table-row>
        <table:table-row table:style-name="ro1">
          <table:table-cell office:value-type="float" office:value="2237.91440587429" calcext:value-type="float">
            <text:p>2237.91440587429</text:p>
          </table:table-cell>
          <table:table-cell office:value-type="float" office:value="101701.920428965" calcext:value-type="float">
            <text:p>101701.920428965</text:p>
          </table:table-cell>
          <table:table-cell office:value-type="float" office:value="3070.76842305621" calcext:value-type="float">
            <text:p>3070.76842305621</text:p>
          </table:table-cell>
          <table:table-cell office:value-type="float" office:value="133863.753924358" calcext:value-type="float">
            <text:p>133863.753924358</text:p>
          </table:table-cell>
          <table:table-cell office:value-type="float" office:value="3109.24586848435" calcext:value-type="float">
            <text:p>3109.24586848435</text:p>
          </table:table-cell>
          <table:table-cell office:value-type="float" office:value="2224.14602446966" calcext:value-type="float">
            <text:p>2224.14602446966</text:p>
          </table:table-cell>
          <table:table-cell office:value-type="float" office:value="133863.753924358" calcext:value-type="float">
            <text:p>133863.753924358</text:p>
          </table:table-cell>
        </table:table-row>
        <table:table-row table:style-name="ro1">
          <table:table-cell office:value-type="float" office:value="2307.88185284242" calcext:value-type="float">
            <text:p>2307.88185284242</text:p>
          </table:table-cell>
          <table:table-cell office:value-type="float" office:value="100900.267423911" calcext:value-type="float">
            <text:p>100900.267423911</text:p>
          </table:table-cell>
          <table:table-cell office:value-type="float" office:value="3150.57633696907" calcext:value-type="float">
            <text:p>3150.57633696907</text:p>
          </table:table-cell>
          <table:table-cell office:value-type="float" office:value="135042.613484792" calcext:value-type="float">
            <text:p>135042.613484792</text:p>
          </table:table-cell>
          <table:table-cell office:value-type="float" office:value="3179.31900645999" calcext:value-type="float">
            <text:p>3179.31900645999</text:p>
          </table:table-cell>
          <table:table-cell office:value-type="float" office:value="2160.09546207596" calcext:value-type="float">
            <text:p>2160.09546207596</text:p>
          </table:table-cell>
          <table:table-cell office:value-type="float" office:value="135042.613484792" calcext:value-type="float">
            <text:p>135042.613484792</text:p>
          </table:table-cell>
        </table:table-row>
        <table:table-row table:style-name="ro1">
          <table:table-cell office:value-type="float" office:value="2377.855641271" calcext:value-type="float">
            <text:p>2377.855641271</text:p>
          </table:table-cell>
          <table:table-cell office:value-type="float" office:value="100142.870565417" calcext:value-type="float">
            <text:p>100142.870565417</text:p>
          </table:table-cell>
          <table:table-cell office:value-type="float" office:value="3216.01915190593" calcext:value-type="float">
            <text:p>3216.01915190593</text:p>
          </table:table-cell>
          <table:table-cell office:value-type="float" office:value="136011.550139871" calcext:value-type="float">
            <text:p>136011.550139871</text:p>
          </table:table-cell>
          <table:table-cell office:value-type="float" office:value="3249.36677859382" calcext:value-type="float">
            <text:p>3249.36677859382</text:p>
          </table:table-cell>
          <table:table-cell office:value-type="float" office:value="1919.02031344382" calcext:value-type="float">
            <text:p>1919.02031344382</text:p>
          </table:table-cell>
          <table:table-cell office:value-type="float" office:value="136011.550139871" calcext:value-type="float">
            <text:p>136011.550139871</text:p>
          </table:table-cell>
        </table:table-row>
        <table:table-row table:style-name="ro1">
          <table:table-cell office:value-type="float" office:value="2447.83154351974" calcext:value-type="float">
            <text:p>2447.83154351974</text:p>
          </table:table-cell>
          <table:table-cell office:value-type="float" office:value="99400.2257557761" calcext:value-type="float">
            <text:p>99400.2257557761</text:p>
          </table:table-cell>
          <table:table-cell office:value-type="float" office:value="3287.0801014686" calcext:value-type="float">
            <text:p>3287.0801014686</text:p>
          </table:table-cell>
          <table:table-cell office:value-type="float" office:value="137078.046679576" calcext:value-type="float">
            <text:p>137078.046679576</text:p>
          </table:table-cell>
          <table:table-cell office:value-type="float" office:value="3319.44414420976" calcext:value-type="float">
            <text:p>3319.44414420976</text:p>
          </table:table-cell>
          <table:table-cell office:value-type="float" office:value="1884.47384875652" calcext:value-type="float">
            <text:p>1884.47384875652</text:p>
          </table:table-cell>
          <table:table-cell office:value-type="float" office:value="137078.046679576" calcext:value-type="float">
            <text:p>137078.046679576</text:p>
          </table:table-cell>
        </table:table-row>
        <table:table-row table:style-name="ro1">
          <table:table-cell office:value-type="float" office:value="2517.80744576847" calcext:value-type="float">
            <text:p>2517.80744576847</text:p>
          </table:table-cell>
          <table:table-cell office:value-type="float" office:value="98657.580946135" calcext:value-type="float">
            <text:p>98657.580946135</text:p>
          </table:table-cell>
          <table:table-cell office:value-type="float" office:value="3377.21379200177" calcext:value-type="float">
            <text:p>3377.21379200177</text:p>
          </table:table-cell>
          <table:table-cell office:value-type="float" office:value="138271.791139058" calcext:value-type="float">
            <text:p>138271.791139058</text:p>
          </table:table-cell>
          <table:table-cell office:value-type="float" office:value="3389.51094072495" calcext:value-type="float">
            <text:p>3389.51094072495</text:p>
          </table:table-cell>
          <table:table-cell office:value-type="float" office:value="1776.16713980318" calcext:value-type="float">
            <text:p>1776.16713980318</text:p>
          </table:table-cell>
          <table:table-cell office:value-type="float" office:value="138271.791139058" calcext:value-type="float">
            <text:p>138271.791139058</text:p>
          </table:table-cell>
        </table:table-row>
        <table:table-row table:style-name="ro1">
          <table:table-cell office:value-type="float" office:value="2587.7875756575" calcext:value-type="float">
            <text:p>2587.7875756575</text:p>
          </table:table-cell>
          <table:table-cell office:value-type="float" office:value="97944.4402342004" calcext:value-type="float">
            <text:p>97944.4402342004</text:p>
          </table:table-cell>
          <table:table-cell office:value-type="float" office:value="3452.520114523" calcext:value-type="float">
            <text:p>3452.520114523</text:p>
          </table:table-cell>
          <table:table-cell office:value-type="float" office:value="139158.881010097" calcext:value-type="float">
            <text:p>139158.881010097</text:p>
          </table:table-cell>
          <table:table-cell office:value-type="float" office:value="3459.58196488043" calcext:value-type="float">
            <text:p>3459.58196488043</text:p>
          </table:table-cell>
          <table:table-cell office:value-type="float" office:value="1697.3645285563" calcext:value-type="float">
            <text:p>1697.3645285563</text:p>
          </table:table-cell>
          <table:table-cell office:value-type="float" office:value="139158.881010097" calcext:value-type="float">
            <text:p>139158.881010097</text:p>
          </table:table-cell>
        </table:table-row>
        <table:table-row table:style-name="ro1">
          <table:table-cell office:value-type="float" office:value="2657.76136408609" calcext:value-type="float">
            <text:p>2657.76136408609</text:p>
          </table:table-cell>
          <table:table-cell office:value-type="float" office:value="97187.0433757061" calcext:value-type="float">
            <text:p>97187.0433757061</text:p>
          </table:table-cell>
          <table:table-cell office:value-type="float" office:value="3527.84736386371" calcext:value-type="float">
            <text:p>3527.84736386371</text:p>
          </table:table-cell>
          <table:table-cell office:value-type="float" office:value="140192.016164783" calcext:value-type="float">
            <text:p>140192.016164783</text:p>
          </table:table-cell>
          <table:table-cell office:value-type="float" office:value="3529.64241993517" calcext:value-type="float">
            <text:p>3529.64241993517</text:p>
          </table:table-cell>
          <table:table-cell office:value-type="float" office:value="1544.80167304332" calcext:value-type="float">
            <text:p>1544.80167304332</text:p>
          </table:table-cell>
          <table:table-cell office:value-type="float" office:value="140192.016164783" calcext:value-type="float">
            <text:p>140192.016164783</text:p>
          </table:table-cell>
        </table:table-row>
        <table:table-row table:style-name="ro1">
          <table:table-cell office:value-type="float" office:value="2727.74149397512" calcext:value-type="float">
            <text:p>2727.74149397512</text:p>
          </table:table-cell>
          <table:table-cell office:value-type="float" office:value="96473.9026637715" calcext:value-type="float">
            <text:p>96473.9026637715</text:p>
          </table:table-cell>
          <table:table-cell office:value-type="float" office:value="3630.91660023628" calcext:value-type="float">
            <text:p>3630.91660023628</text:p>
          </table:table-cell>
          <table:table-cell office:value-type="float" office:value="141417.884337389" calcext:value-type="float">
            <text:p>141417.884337389</text:p>
          </table:table-cell>
          <table:table-cell office:value-type="float" office:value="3599.72401319141" calcext:value-type="float">
            <text:p>3599.72401319141</text:p>
          </table:table-cell>
          <table:table-cell office:value-type="float" office:value="1539.75930606242" calcext:value-type="float">
            <text:p>1539.75930606242</text:p>
          </table:table-cell>
          <table:table-cell office:value-type="float" office:value="141417.884337389" calcext:value-type="float">
            <text:p>141417.884337389</text:p>
          </table:table-cell>
        </table:table-row>
        <table:table-row table:style-name="ro1">
          <table:table-cell office:value-type="float" office:value="2797.75121734625" calcext:value-type="float">
            <text:p>2797.75121734625</text:p>
          </table:table-cell>
          <table:table-cell office:value-type="float" office:value="95967.2906357817" calcext:value-type="float">
            <text:p>95967.2906357817</text:p>
          </table:table-cell>
          <table:table-cell office:value-type="float" office:value="3718.66972994731" calcext:value-type="float">
            <text:p>3718.66972994731</text:p>
          </table:table-cell>
          <table:table-cell office:value-type="float" office:value="142466.352871667" calcext:value-type="float">
            <text:p>142466.352871667</text:p>
          </table:table-cell>
          <table:table-cell office:value-type="float" office:value="3669.79715116704" calcext:value-type="float">
            <text:p>3669.79715116704</text:p>
          </table:table-cell>
          <table:table-cell office:value-type="float" office:value="1475.70874366874" calcext:value-type="float">
            <text:p>1475.70874366874</text:p>
          </table:table-cell>
          <table:table-cell office:value-type="float" office:value="142466.352871667" calcext:value-type="float">
            <text:p>142466.352871667</text:p>
          </table:table-cell>
        </table:table-row>
        <table:table-row table:style-name="ro1">
          <table:table-cell office:value-type="float" office:value="2867.76094071739" calcext:value-type="float">
            <text:p>2867.76094071739</text:p>
          </table:table-cell>
          <table:table-cell office:value-type="float" office:value="95460.6786077918" calcext:value-type="float">
            <text:p>95460.6786077918</text:p>
          </table:table-cell>
          <table:table-cell office:value-type="float" office:value="3800.55947486533" calcext:value-type="float">
            <text:p>3800.55947486533</text:p>
          </table:table-cell>
          <table:table-cell office:value-type="float" office:value="143352.969065808" calcext:value-type="float">
            <text:p>143352.969065808</text:p>
          </table:table-cell>
          <table:table-cell office:value-type="float" office:value="3739.85549240163" calcext:value-type="float">
            <text:p>3739.85549240163</text:p>
          </table:table-cell>
          <table:table-cell office:value-type="float" office:value="1308.39383930262" calcext:value-type="float">
            <text:p>1308.39383930262</text:p>
          </table:table-cell>
          <table:table-cell office:value-type="float" office:value="143352.969065808" calcext:value-type="float">
            <text:p>143352.969065808</text:p>
          </table:table-cell>
        </table:table-row>
        <table:table-row table:style-name="ro1">
          <table:table-cell office:value-type="float" office:value="2937.77277790867" calcext:value-type="float">
            <text:p>2937.77277790867</text:p>
          </table:table-cell>
          <table:table-cell office:value-type="float" office:value="94968.8186286552" calcext:value-type="float">
            <text:p>94968.8186286552</text:p>
          </table:table-cell>
          <table:table-cell office:value-type="float" office:value="3871.83079656271" calcext:value-type="float">
            <text:p>3871.83079656271</text:p>
          </table:table-cell>
          <table:table-cell office:value-type="float" office:value="144240.349254946" calcext:value-type="float">
            <text:p>144240.349254946</text:p>
          </table:table-cell>
          <table:table-cell office:value-type="float" office:value="3809.92228891682" calcext:value-type="float">
            <text:p>3809.92228891682</text:p>
          </table:table-cell>
          <table:table-cell office:value-type="float" office:value="1200.08713034928" calcext:value-type="float">
            <text:p>1200.08713034928</text:p>
          </table:table-cell>
          <table:table-cell office:value-type="float" office:value="144240.349254946" calcext:value-type="float">
            <text:p>144240.349254946</text:p>
          </table:table-cell>
        </table:table-row>
        <table:table-row table:style-name="ro1">
          <table:table-cell office:value-type="float" office:value="3007.77615981936" calcext:value-type="float">
            <text:p>3007.77615981936</text:p>
          </table:table-cell>
          <table:table-cell office:value-type="float" office:value="94417.9504541058" calcext:value-type="float">
            <text:p>94417.9504541058</text:p>
          </table:table-cell>
          <table:table-cell table:number-columns-repeated="2"/>
          <table:table-cell office:value-type="float" office:value="3873.63282824067" calcext:value-type="float">
            <text:p>3873.63282824067</text:p>
          </table:table-cell>
          <table:table-cell office:value-type="float" office:value="1195.50316036664" calcext:value-type="float">
            <text:p>1195.50316036664</text:p>
          </table:table-cell>
          <table:table-cell/>
        </table:table-row>
        <table:table-row table:style-name="ro1">
          <table:table-cell office:value-type="float" office:value="3077.78376937034" calcext:value-type="float">
            <text:p>3077.78376937034</text:p>
          </table:table-cell>
          <table:table-cell office:value-type="float" office:value="93896.5863772628" calcext:value-type="float">
            <text:p>93896.5863772628</text:p>
          </table:table-cell>
          <table:table-cell table:number-columns-repeated="5"/>
        </table:table-row>
        <table:table-row table:style-name="ro1">
          <table:table-cell office:value-type="float" office:value="3147.79983420192" calcext:value-type="float">
            <text:p>3147.79983420192</text:p>
          </table:table-cell>
          <table:table-cell office:value-type="float" office:value="93434.2304958326" calcext:value-type="float">
            <text:p>93434.2304958326</text:p>
          </table:table-cell>
          <table:table-cell table:number-columns-repeated="5"/>
        </table:table-row>
        <table:table-row table:style-name="ro1">
          <table:table-cell office:value-type="float" office:value="3217.82012667381" calcext:value-type="float">
            <text:p>3217.82012667381</text:p>
          </table:table-cell>
          <table:table-cell office:value-type="float" office:value="93001.3787121088" calcext:value-type="float">
            <text:p>93001.3787121088</text:p>
          </table:table-cell>
          <table:table-cell table:number-columns-repeated="5"/>
        </table:table-row>
        <table:table-row table:style-name="ro1">
          <table:table-cell office:value-type="float" office:value="3287.83407768524" calcext:value-type="float">
            <text:p>3287.83407768524</text:p>
          </table:table-cell>
          <table:table-cell office:value-type="float" office:value="92524.2707818254" calcext:value-type="float">
            <text:p>92524.2707818254</text:p>
          </table:table-cell>
          <table:table-cell table:number-columns-repeated="5"/>
        </table:table-row>
        <table:table-row table:style-name="ro1">
          <table:table-cell office:value-type="float" office:value="3357.85437015713" calcext:value-type="float">
            <text:p>3357.85437015713</text:p>
          </table:table-cell>
          <table:table-cell office:value-type="float" office:value="92091.4189981016" calcext:value-type="float">
            <text:p>92091.4189981016</text:p>
          </table:table-cell>
          <table:table-cell table:number-columns-repeated="5"/>
        </table:table-row>
        <table:table-row table:style-name="ro1">
          <table:table-cell office:value-type="float" office:value="3427.87889026931" calcext:value-type="float">
            <text:p>3427.87889026931</text:p>
          </table:table-cell>
          <table:table-cell office:value-type="float" office:value="91688.0713120842" calcext:value-type="float">
            <text:p>91688.0713120842</text:p>
          </table:table-cell>
          <table:table-cell table:number-columns-repeated="5"/>
        </table:table-row>
        <table:table-row table:style-name="ro1">
          <table:table-cell office:value-type="float" office:value="3497.90552420165" calcext:value-type="float">
            <text:p>3497.90552420165</text:p>
          </table:table-cell>
          <table:table-cell office:value-type="float" office:value="91299.47567492" calcext:value-type="float">
            <text:p>91299.47567492</text:p>
          </table:table-cell>
          <table:table-cell table:number-columns-repeated="5"/>
        </table:table-row>
        <table:table-row table:style-name="ro1">
          <table:table-cell office:value-type="float" office:value="3567.93638577428" calcext:value-type="float">
            <text:p>3567.93638577428</text:p>
          </table:table-cell>
          <table:table-cell office:value-type="float" office:value="90940.3841354623" calcext:value-type="float">
            <text:p>90940.3841354623</text:p>
          </table:table-cell>
          <table:table-cell table:number-columns-repeated="5"/>
        </table:table-row>
        <table:table-row table:style-name="ro1">
          <table:table-cell office:value-type="float" office:value="3637.96936116707" calcext:value-type="float">
            <text:p>3637.96936116707</text:p>
          </table:table-cell>
          <table:table-cell office:value-type="float" office:value="90596.0446448577" calcext:value-type="float">
            <text:p>90596.0446448577</text:p>
          </table:table-cell>
          <table:table-cell table:number-columns-repeated="5"/>
        </table:table-row>
        <table:table-row table:style-name="ro1">
          <table:table-cell office:value-type="float" office:value="3708.00445038" calcext:value-type="float">
            <text:p>3708.00445038</text:p>
          </table:table-cell>
          <table:table-cell office:value-type="float" office:value="90266.4572031063" calcext:value-type="float">
            <text:p>90266.4572031063</text:p>
          </table:table-cell>
          <table:table-cell table:number-columns-repeated="5"/>
        </table:table-row>
        <table:table-row table:style-name="ro1">
          <table:table-cell office:value-type="float" office:value="3778.03742577279" calcext:value-type="float">
            <text:p>3778.03742577279</text:p>
          </table:table-cell>
          <table:table-cell office:value-type="float" office:value="89922.1177125017" calcext:value-type="float">
            <text:p>89922.1177125017</text:p>
          </table:table-cell>
          <table:table-cell table:number-columns-repeated="5"/>
        </table:table-row>
        <table:table-row table:style-name="ro1">
          <table:table-cell office:value-type="float" office:value="3848.06617352528" calcext:value-type="float">
            <text:p>3848.06617352528</text:p>
          </table:table-cell>
          <table:table-cell office:value-type="float" office:value="89548.2741241908" calcext:value-type="float">
            <text:p>89548.2741241908</text:p>
          </table:table-cell>
          <table:table-cell table:number-columns-repeated="5"/>
        </table:table-row>
        <table:table-row table:style-name="ro1">
          <table:table-cell office:value-type="float" office:value="3898.99613345762" calcext:value-type="float">
            <text:p>3898.99613345762</text:p>
          </table:table-cell>
          <table:table-cell office:value-type="float" office:value="89276.1196590764" calcext:value-type="float">
            <text:p>89276.1196590764</text:p>
          </table:table-cell>
          <table:table-cell table:number-columns-repeated="5"/>
        </table:table-row>
      </table:table>
      <table:table table:name="Sheet3" table:style-name="ta1">
        <table:table-column table:style-name="co5" table:number-columns-repeated="2" table:default-cell-style-name="Default"/>
        <table:table-row table:style-name="ro1">
          <table:table-cell office:value-type="float" office:value="209.106465362728" calcext:value-type="float">
            <text:p>209.106465362728</text:p>
          </table:table-cell>
          <table:table-cell office:value-type="float" office:value="37754.4973598642" calcext:value-type="float">
            <text:p>37754.4973598642</text:p>
          </table:table-cell>
        </table:table-row>
        <table:table-row table:style-name="ro1">
          <table:table-cell office:value-type="float" office:value="252.64200056736" calcext:value-type="float">
            <text:p>252.64200056736</text:p>
          </table:table-cell>
          <table:table-cell office:value-type="float" office:value="52572.409527227" calcext:value-type="float">
            <text:p>52572.409527227</text:p>
          </table:table-cell>
        </table:table-row>
        <table:table-row table:style-name="ro1">
          <table:table-cell office:value-type="float" office:value="293.922089671842" calcext:value-type="float">
            <text:p>293.922089671842</text:p>
          </table:table-cell>
          <table:table-cell office:value-type="float" office:value="66470.930115073" calcext:value-type="float">
            <text:p>66470.930115073</text:p>
          </table:table-cell>
        </table:table-row>
        <table:table-row table:style-name="ro1">
          <table:table-cell office:value-type="float" office:value="342.580820313587" calcext:value-type="float">
            <text:p>342.580820313587</text:p>
          </table:table-cell>
          <table:table-cell office:value-type="float" office:value="79990.2799858554" calcext:value-type="float">
            <text:p>79990.2799858554</text:p>
          </table:table-cell>
        </table:table-row>
        <table:table-row table:style-name="ro1">
          <table:table-cell office:value-type="float" office:value="401.857974175974" calcext:value-type="float">
            <text:p>401.857974175974</text:p>
          </table:table-cell>
          <table:table-cell office:value-type="float" office:value="93508.8658616407" calcext:value-type="float">
            <text:p>93508.8658616407</text:p>
          </table:table-cell>
        </table:table-row>
        <table:table-row table:style-name="ro1">
          <table:table-cell office:value-type="float" office:value="483.116039172479" calcext:value-type="float">
            <text:p>483.116039172479</text:p>
          </table:table-cell>
          <table:table-cell office:value-type="float" office:value="104808.122670334" calcext:value-type="float">
            <text:p>104808.122670334</text:p>
          </table:table-cell>
        </table:table-row>
        <table:table-row table:style-name="ro1">
          <table:table-cell office:value-type="float" office:value="627.967678777864" calcext:value-type="float">
            <text:p>627.967678777864</text:p>
          </table:table-cell>
          <table:table-cell office:value-type="float" office:value="115286.515472501" calcext:value-type="float">
            <text:p>115286.515472501</text:p>
          </table:table-cell>
        </table:table-row>
        <table:table-row table:style-name="ro1">
          <table:table-cell office:value-type="float" office:value="1048.6601650497" calcext:value-type="float">
            <text:p>1048.6601650497</text:p>
          </table:table-cell>
          <table:table-cell office:value-type="float" office:value="116672.457960523" calcext:value-type="float">
            <text:p>116672.457960523</text:p>
          </table:table-cell>
        </table:table-row>
        <table:table-row table:style-name="ro1">
          <table:table-cell office:value-type="float" office:value="1468.32322090844" calcext:value-type="float">
            <text:p>1468.32322090844</text:p>
          </table:table-cell>
          <table:table-cell office:value-type="float" office:value="110874.152657035" calcext:value-type="float">
            <text:p>110874.152657035</text:p>
          </table:table-cell>
        </table:table-row>
        <table:table-row table:style-name="ro1">
          <table:table-cell office:value-type="float" office:value="1678.17483012923" calcext:value-type="float">
            <text:p>1678.17483012923</text:p>
          </table:table-cell>
          <table:table-cell office:value-type="float" office:value="108115.144469396" calcext:value-type="float">
            <text:p>108115.144469396</text:p>
          </table:table-cell>
        </table:table-row>
        <table:table-row table:style-name="ro1">
          <table:table-cell office:value-type="float" office:value="1888.09549080826" calcext:value-type="float">
            <text:p>1888.09549080826</text:p>
          </table:table-cell>
          <table:table-cell office:value-type="float" office:value="105838.036544296" calcext:value-type="float">
            <text:p>105838.036544296</text:p>
          </table:table-cell>
        </table:table-row>
        <table:table-row table:style-name="ro1">
          <table:table-cell office:value-type="float" office:value="2097.98162575817" calcext:value-type="float">
            <text:p>2097.98162575817</text:p>
          </table:table-cell>
          <table:table-cell office:value-type="float" office:value="103319.978487926" calcext:value-type="float">
            <text:p>103319.978487926</text:p>
          </table:table-cell>
        </table:table-row>
        <table:table-row table:style-name="ro1">
          <table:table-cell office:value-type="float" office:value="2307.88185284242" calcext:value-type="float">
            <text:p>2307.88185284242</text:p>
          </table:table-cell>
          <table:table-cell office:value-type="float" office:value="100900.267423911" calcext:value-type="float">
            <text:p>100900.267423911</text:p>
          </table:table-cell>
        </table:table-row>
        <table:table-row table:style-name="ro1">
          <table:table-cell office:value-type="float" office:value="2517.80744576847" calcext:value-type="float">
            <text:p>2517.80744576847</text:p>
          </table:table-cell>
          <table:table-cell office:value-type="float" office:value="98657.580946135" calcext:value-type="float">
            <text:p>98657.580946135</text:p>
          </table:table-cell>
        </table:table-row>
        <table:table-row table:style-name="ro1">
          <table:table-cell office:value-type="float" office:value="2727.74149397512" calcext:value-type="float">
            <text:p>2727.74149397512</text:p>
          </table:table-cell>
          <table:table-cell office:value-type="float" office:value="96473.9026637715" calcext:value-type="float">
            <text:p>96473.9026637715</text:p>
          </table:table-cell>
        </table:table-row>
        <table:table-row table:style-name="ro1">
          <table:table-cell office:value-type="float" office:value="2937.77277790867" calcext:value-type="float">
            <text:p>2937.77277790867</text:p>
          </table:table-cell>
          <table:table-cell office:value-type="float" office:value="94968.8186286552" calcext:value-type="float">
            <text:p>94968.8186286552</text:p>
          </table:table-cell>
        </table:table-row>
        <table:table-row table:style-name="ro1">
          <table:table-cell office:value-type="float" office:value="3147.79983420192" calcext:value-type="float">
            <text:p>3147.79983420192</text:p>
          </table:table-cell>
          <table:table-cell office:value-type="float" office:value="93434.2304958326" calcext:value-type="float">
            <text:p>93434.2304958326</text:p>
          </table:table-cell>
        </table:table-row>
        <table:table-row table:style-name="ro1">
          <table:table-cell office:value-type="float" office:value="3567.93638577428" calcext:value-type="float">
            <text:p>3567.93638577428</text:p>
          </table:table-cell>
          <table:table-cell office:value-type="float" office:value="90940.3841354623" calcext:value-type="float">
            <text:p>90940.3841354623</text:p>
          </table:table-cell>
        </table:table-row>
        <table:table-row table:style-name="ro1">
          <table:table-cell office:value-type="float" office:value="3778.03742577279" calcext:value-type="float">
            <text:p>3778.03742577279</text:p>
          </table:table-cell>
          <table:table-cell office:value-type="float" office:value="89922.1177125017" calcext:value-type="float">
            <text:p>89922.1177125017</text:p>
          </table:table-cell>
        </table:table-row>
        <table:table-row table:style-name="ro1">
          <table:table-cell office:value-type="float" office:value="3898.99613345762" calcext:value-type="float">
            <text:p>3898.99613345762</text:p>
          </table:table-cell>
          <table:table-cell office:value-type="float" office:value="89276.1196590764" calcext:value-type="float">
            <text:p>89276.1196590764</text:p>
          </table:table-cell>
        </table:table-row>
      </table:table>
      <table:named-expressions/>
      <table:database-ranges>
        <table:database-range table:name="__Anonymous_Sheet_DB__0" table:target-range-address="OHBDataset.J1:OHBDataset.K66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7T09:29:33.927833539</dc:date>
    <meta:editing-duration>PT3M37S</meta:editing-duration>
    <meta:editing-cycles>1</meta:editing-cycles>
    <meta:document-statistic meta:table-count="2" meta:cell-count="443" meta:object-count="0"/>
    <meta:generator>LibreOffice/6.0.7.3$Linux_X86_64 LibreOffice_project/00m0$Build-3</meta:generator>
  </office:meta>
</office:document-meta>
</file>